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.0071in" fo:margin-right="0.0047in" fo:margin-top="0in" fo:margin-bottom="0.1555in" style:contextual-spacing="false" fo:text-align="center" style:justify-single-word="false" fo:text-indent="-0.0071in" style:auto-text-indent="false" style:page-number="auto"/>
    </style:style>
    <style:style style:name="P2" style:family="paragraph" style:parent-style-name="Standard">
      <style:paragraph-properties fo:margin-left="0.3291in" fo:margin-right="0in" fo:margin-top="0in" fo:margin-bottom="0.15in" style:contextual-spacing="false" fo:line-height="110%" fo:text-align="justify" style:justify-single-word="false" fo:text-indent="-0.0071in" style:auto-text-indent="false"/>
    </style:style>
    <style:style style:name="P3" style:family="paragraph" style:parent-style-name="Standard">
      <style:paragraph-properties fo:margin-left="0.0071in" fo:margin-right="0.0008in" fo:margin-top="0in" fo:margin-bottom="0.1173in" style:contextual-spacing="false" fo:text-align="center" style:justify-single-word="false" fo:text-indent="-0.0071in" style:auto-text-indent="false"/>
    </style:style>
    <style:style style:name="P4" style:family="paragraph" style:parent-style-name="Standard">
      <style:paragraph-properties fo:margin-top="0in" fo:margin-bottom="0.1193in" style:contextual-spacing="false"/>
    </style:style>
    <style:style style:name="P5" style:family="paragraph" style:parent-style-name="Standard">
      <style:paragraph-properties fo:margin-top="0in" fo:margin-bottom="0.1173in" style:contextual-spacing="false"/>
    </style:style>
    <style:style style:name="P6" style:family="paragraph" style:parent-style-name="Standard">
      <style:paragraph-properties fo:margin-top="0in" fo:margin-bottom="0.1555in" style:contextual-spacing="false"/>
    </style:style>
    <style:style style:name="P7" style:family="paragraph" style:parent-style-name="Standard">
      <style:paragraph-properties fo:margin-left="2.0327in" fo:margin-right="2.0307in" fo:margin-top="0in" fo:margin-bottom="0.002in" style:contextual-spacing="false" fo:line-height="175%" fo:text-align="center" style:justify-single-word="false" fo:text-indent="0.3681in" style:auto-text-indent="false"/>
    </style:style>
    <style:style style:name="P8" style:family="paragraph" style:parent-style-name="Standard">
      <style:paragraph-properties fo:margin-left="2.0327in" fo:margin-right="2.0307in" fo:margin-top="0in" fo:margin-bottom="0.002in" style:contextual-spacing="false" fo:line-height="175%" fo:text-align="center" style:justify-single-word="false" fo:text-indent="0.3681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.0016in" fo:margin-top="0in" fo:margin-bottom="0.1161in" style:contextual-spacing="false" fo:text-align="center" style:justify-single-word="false" fo:text-indent="0in" style:auto-text-indent="false"/>
    </style:style>
    <style:style style:name="P10" style:family="paragraph" style:parent-style-name="Standard">
      <style:paragraph-properties fo:margin-top="0in" fo:margin-bottom="0.1181in" style:contextual-spacing="false"/>
    </style:style>
    <style:style style:name="P11" style:family="paragraph" style:parent-style-name="Standard">
      <style:paragraph-properties fo:margin-top="0in" fo:margin-bottom="0.1571in" style:contextual-spacing="false"/>
    </style:style>
    <style:style style:name="P12" style:family="paragraph" style:parent-style-name="Standard">
      <style:paragraph-properties fo:margin-left="0.0071in" fo:margin-right="0in" fo:margin-top="0in" fo:margin-bottom="0.1516in" style:contextual-spacing="false" fo:text-align="end" style:justify-single-word="false" fo:text-indent="-0.0071in" style:auto-text-indent="false"/>
    </style:style>
    <style:style style:name="P13" style:family="paragraph" style:parent-style-name="Standard">
      <style:paragraph-properties fo:margin-left="5.7063in" fo:margin-right="0in" fo:margin-top="0in" fo:margin-bottom="0.002in" style:contextual-spacing="false" fo:line-height="176%" fo:text-align="justify" style:justify-single-word="false" fo:text-indent="0in" style:auto-text-indent="false"/>
    </style:style>
    <style:style style:name="P14" style:family="paragraph" style:parent-style-name="Standard">
      <style:paragraph-properties fo:margin-left="5.3543in" fo:margin-right="0in" fo:margin-top="0in" fo:margin-bottom="0.002in" style:contextual-spacing="false" fo:line-height="176%" fo:text-align="end" style:justify-single-word="false" fo:text-indent="0in" style:auto-text-indent="false"/>
      <style:text-properties officeooo:rsid="000c5978" officeooo:paragraph-rsid="000c5978"/>
    </style:style>
    <style:style style:name="P15" style:family="paragraph" style:parent-style-name="Standard">
      <style:paragraph-properties fo:margin-top="0in" fo:margin-bottom="0.1563in" style:contextual-spacing="false"/>
    </style:style>
    <style:style style:name="P16" style:family="paragraph" style:parent-style-name="Standard">
      <style:paragraph-properties fo:margin-left="0.048in" fo:margin-right="0in" fo:margin-top="0in" fo:margin-bottom="0.1591in" style:contextual-spacing="false" fo:text-align="center" style:justify-single-word="false" fo:text-indent="0in" style:auto-text-indent="false"/>
    </style:style>
    <style:style style:name="P17" style:family="paragraph" style:parent-style-name="Standard" style:list-style-name="WWNum1">
      <style:paragraph-properties fo:margin-left="0in" fo:margin-right="0in" fo:margin-top="0in" fo:margin-bottom="0.002in" style:contextual-spacing="false" fo:line-height="163%" fo:text-align="justify" style:justify-single-word="false" fo:text-indent="-0.3098in" style:auto-text-indent="false"/>
    </style:style>
    <style:style style:name="P18" style:family="paragraph" style:parent-style-name="Standard" style:list-style-name="WWNum1">
      <style:paragraph-properties fo:margin-left="0in" fo:margin-right="0in" fo:margin-top="0in" fo:margin-bottom="0.1252in" style:contextual-spacing="false" fo:line-height="110%" fo:text-align="justify" style:justify-single-word="false" fo:text-indent="-0.3098in" style:auto-text-indent="false"/>
    </style:style>
    <style:style style:name="P19" style:family="paragraph" style:parent-style-name="Standard" style:list-style-name="WWNum1">
      <style:paragraph-properties fo:margin-left="0in" fo:margin-right="0in" fo:margin-top="0in" fo:margin-bottom="0.1236in" style:contextual-spacing="false" fo:line-height="110%" fo:text-align="justify" style:justify-single-word="false" fo:text-indent="-0.3098in" style:auto-text-indent="false"/>
    </style:style>
    <style:style style:name="P20" style:family="paragraph" style:parent-style-name="Standard" style:list-style-name="WWNum1">
      <style:paragraph-properties fo:margin-left="0in" fo:margin-right="0in" fo:margin-top="0in" fo:margin-bottom="0.2244in" style:contextual-spacing="false" fo:line-height="110%" fo:text-align="justify" style:justify-single-word="false" fo:text-indent="-0.3098in" style:auto-text-indent="false"/>
    </style:style>
    <style:style style:name="P21" style:family="paragraph" style:parent-style-name="Standard">
      <style:paragraph-properties fo:margin-left="0.2484in" fo:margin-right="0in" fo:margin-top="0in" fo:margin-bottom="0.2244in" style:contextual-spacing="false" fo:line-height="11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2484in" fo:margin-right="0in" fo:margin-top="0in" fo:margin-bottom="0.2244in" style:contextual-spacing="false" fo:line-height="110%" fo:text-align="justify" style:justify-single-word="false" fo:text-indent="0in" style:auto-text-indent="false"/>
      <style:text-properties style:font-name="Roboto" fo:font-size="10pt" officeooo:rsid="000c5978" officeooo:paragraph-rsid="000c5978" style:font-size-asian="10pt" style:font-size-complex="10pt"/>
    </style:style>
    <style:style style:name="P23" style:family="paragraph" style:parent-style-name="Standard">
      <style:paragraph-properties fo:margin-left="0.2484in" fo:margin-right="0in" fo:margin-top="0in" fo:margin-bottom="0.2244in" style:contextual-spacing="false" fo:line-height="110%" fo:text-align="justify" style:justify-single-word="false" fo:text-indent="0in" style:auto-text-indent="false" fo:break-before="page"/>
      <style:text-properties officeooo:rsid="000c5978" officeooo:paragraph-rsid="000c5978"/>
    </style:style>
    <style:style style:name="P24" style:family="paragraph" style:parent-style-name="Standard">
      <style:paragraph-properties fo:margin-top="0in" fo:margin-bottom="0.0874in" style:contextual-spacing="false"/>
    </style:style>
    <style:style style:name="P25" style:family="paragraph" style:parent-style-name="Standard">
      <style:paragraph-properties fo:margin-left="0in" fo:margin-right="0in" fo:margin-top="0in" fo:margin-bottom="0.002in" style:contextual-spacing="false" fo:line-height="110%" fo:text-align="justify" style:justify-single-word="false" fo:text-indent="-0.0071in" style:auto-text-indent="false"/>
    </style:style>
    <style:style style:name="P26" style:family="paragraph" style:parent-style-name="Standard">
      <style:paragraph-properties fo:margin-top="0in" fo:margin-bottom="0in" style:contextual-spacing="false"/>
    </style:style>
    <style:style style:name="P27" style:family="paragraph" style:parent-style-name="Standard">
      <style:paragraph-properties fo:margin-top="0in" fo:margin-bottom="0in" style:contextual-spacing="false" fo:text-align="end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Roboto"/>
    </style:style>
    <style:style style:name="T8" style:family="text">
      <style:text-properties style:font-name="Roboto" fo:font-size="10pt" fo:font-weight="bold" style:font-size-asian="10pt" style:font-weight-asian="bold" style:font-size-complex="10pt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инистерство образования и науки Украины </text:span></text:p>
      <text:p text:style-name="P2"><text:span text:style-name="T1">Национальный аэрокосмический университет им. Н.Е. Жуковского “ХАИ” </text:span></text:p>
      <text:p text:style-name="P3"><text:span text:style-name="T1">кафедра 302 </text:span></text:p>
      <text:p text:style-name="P4"><text:span text:style-name="T1"><text:s/></text:span></text:p>
      <text:p text:style-name="P5"><text:span text:style-name="T1"><text:s/></text:span></text:p>
      <text:p text:style-name="P4"><text:span text:style-name="T1"><text:s/></text:span></text:p>
      <text:p text:style-name="P5"><text:span text:style-name="T1"><text:s/></text:span></text:p>
      <text:p text:style-name="P5"><text:span text:style-name="T1"><text:s/></text:span></text:p>
      <text:p text:style-name="P6"><text:span text:style-name="T1"><text:s/></text:span></text:p>
      <text:p text:style-name="P7"><text:span text:style-name="T3">Лабораторная работа №2 </text:span></text:p>
      <text:p text:style-name="P9"><text:span text:style-name="T2">ПОИСК НА ГРАФЕ В ГЛУБИНУ И ШИРИНУ </text:span></text:p>
      <text:p text:style-name="P8"/>
      <text:p text:style-name="P5"/>
      <text:p text:style-name="P4"><text:span text:style-name="T1"><text:s/></text:span></text:p>
      <text:p text:style-name="P5"><text:span text:style-name="T1"><text:s/></text:span></text:p>
      <text:p text:style-name="P4"><text:span text:style-name="T1"><text:s/></text:span></text:p>
      <text:p text:style-name="P10"><text:span text:style-name="T1"><text:s/></text:span></text:p>
      <text:p text:style-name="P11"><text:span text:style-name="T1"><text:s/></text:span></text:p>
      <text:p text:style-name="P12"><text:span text:style-name="T1">Выполнил студент</text:span></text:p>
      <text:p text:style-name="P13"><text:span text:style-name="T1">326ст группы</text:span></text:p>
      <text:p text:style-name="P14"><text:span text:style-name="T1">Лаворчук В. И.</text:span></text:p>
      <text:p text:style-name="P12"><text:span text:style-name="T1">Проверила</text:span></text:p>
      <text:p text:style-name="P12"><text:span text:style-name="T1">Елиз</text:span><text:bookmark text:name="_GoBack"/><text:span text:style-name="T1">ева А.В.</text:span></text:p>
      <text:p text:style-name="P10"><text:span text:style-name="T1"><text:s/></text:span></text:p>
      <text:p text:style-name="P4"><text:span text:style-name="T1"><text:s/></text:span></text:p>
      <text:p text:style-name="P5"><text:span text:style-name="T1"><text:s/></text:span></text:p>
      <text:p text:style-name="P15"><text:span text:style-name="T1"><text:s/></text:span></text:p>
      <text:p text:style-name="P3"><text:span text:style-name="T1">Харьков 2015</text:span></text:p>
      <text:p text:style-name="P3"/>
      <text:p text:style-name="P16"/>
      <text:p text:style-name="P15"><text:soft-page-break/><text:span text:style-name="T2">Цель работы: </text:span></text:p>
      <text:list xml:id="list6836827500952343994" text:style-name="WWNum1">
        <text:list-item>
          <text:p text:style-name="P17"><text:span text:style-name="T1">Изучение на примере поиска на графе в глубину метода поиска с возвращением. </text:span></text:p>
        </text:list-item>
        <text:list-item>
          <text:p text:style-name="P17"><text:span text:style-name="T1">Изучение стека и его использование при организации поиска <text:s/>с возвращением. </text:span></text:p>
        </text:list-item>
        <text:list-item>
          <text:p text:style-name="P18"><text:span text:style-name="T1">Исследование алгоритма поиска в глубину. </text:span></text:p>
        </text:list-item>
        <text:list-item>
          <text:p text:style-name="P19"><text:span text:style-name="T1">Изучение представления графа связанным списком. </text:span></text:p>
        </text:list-item>
        <text:list-item>
          <text:p text:style-name="P19"><text:span text:style-name="T1">Изучение метода поиска на графе в ширину. </text:span></text:p>
        </text:list-item>
        <text:list-item>
          <text:p text:style-name="P19"><text:span text:style-name="T1">Исследование алгоритма обхода вершин графа в ширину. </text:span></text:p>
        </text:list-item>
        <text:list-item>
          <text:p text:style-name="P20"><text:span text:style-name="T1">Исследование алгоритма получения основного дерева графа. </text:span></text:p>
        </text:list-item>
      </text:list>
      <text:p text:style-name="P21"><text:span text:style-name="T5"><text:s/></text:span><text:span text:style-name="T6">Ход работы</text:span></text:p>
      <text:p text:style-name="P22"><text:span text:style-name="T9"><text:s text:c="9"/>О С Н О В Ы <text:s text:c="3"/>Т Е О Р И И <text:s text:c="3"/>А Л Г О Р И Т М О В</text:span></text:p>
      <text:p text:style-name="P22"><text:span text:style-name="T9"><text:s text:c="9"/>Л А Б О Р А Т О Р Н А Я <text:s text:c="3"/>Р А Б О Т А <text:s text:c="3"/>N# 10 a</text:span></text:p>
      <text:p text:style-name="P22"><text:span text:style-name="T9">************* <text:s text:c="6"/>ПОИСК НА ГРАФЕ В ГЛУБИНУ <text:s text:c="6"/>****************</text:span></text:p>
      <text:p text:style-name="P22"><text:span text:style-name="T9">* * * * * * * * * * * * * * * * * * * * * * * * * * * * * * * * * *</text:span></text:p>
      <text:p text:style-name="P22"><text:span text:style-name="T9"><text:s text:c="5"/>ПРОГРАММА НАХОДИТ ОСТОВНОЕ ДЕРЕВО В НЕВЗВЕШЕННОЙ СЕТИ</text:span></text:p>
      <text:p text:style-name="P22"><text:span text:style-name="T9"><text:s/>ОНА ИЛЛЮСТРИРУЕТ ПРЕДСТАВЛЕНИЕ СВЯЗНЫМ СПИСКОМ И ИСПОЛЬЗОВАНИЕ</text:span></text:p>
      <text:p text:style-name="P22"><text:span text:style-name="T9"><text:s text:c="5"/>СTЕКА КАК СРЕДСТВА РЕАЛИЗАЦИИ РЕКУРСИВНОГО АЛГОРИТМА.</text:span></text:p>
      <text:p text:style-name="P22"><text:span text:style-name="T9">Список узлов сети с параметрами</text:span></text:p>
      <text:p text:style-name="P22"><text:span text:style-name="T9"><text:s/>9 <text:s/>-количество вершин</text:span></text:p>
      <text:p text:style-name="P22"><text:span text:style-name="T9">Список линий связи с параметрами</text:span></text:p>
      <text:p text:style-name="P22"><text:span text:style-name="T9"><text:s/>16 <text:s/>-число ребер исходного графа</text:span></text:p>
      <text:p text:style-name="P22"><text:span text:style-name="T9">┌───────┬─────┬─────┐</text:span></text:p>
      <text:p text:style-name="P22"><text:span text:style-name="T9">│N ребра│ ОТ <text:s/>│ ДО <text:s/>│</text:span></text:p>
      <text:p text:style-name="P22"><text:span text:style-name="T9">├───────┼─────┼─────┤</text:span></text:p>
      <text:p text:style-name="P22"><text:span text:style-name="T9">│ <text:s text:c="2"/>1 <text:s text:c="2"/>│ <text:s/>1 <text:s/>│ <text:s/>2 <text:s/>│</text:span></text:p>
      <text:p text:style-name="P22"><text:span text:style-name="T9">│ <text:s text:c="2"/>2 <text:s text:c="2"/>│ <text:s/>1 <text:s/>│ <text:s/>3 <text:s/>│</text:span></text:p>
      <text:p text:style-name="P22"><text:soft-page-break/><text:span text:style-name="T9">│ <text:s text:c="2"/>3 <text:s text:c="2"/>│ <text:s/>2 <text:s/>│ <text:s/>3 <text:s/>│</text:span></text:p>
      <text:p text:style-name="P22"><text:span text:style-name="T9">│ <text:s text:c="2"/>4 <text:s text:c="2"/>│ <text:s/>3 <text:s/>│ <text:s/>8 <text:s/>│</text:span></text:p>
      <text:p text:style-name="P22"><text:span text:style-name="T9">│ <text:s text:c="2"/>5 <text:s text:c="2"/>│ <text:s/>4 <text:s/>│ <text:s/>7 <text:s/>│</text:span></text:p>
      <text:p text:style-name="P22"><text:span text:style-name="T9">│ <text:s text:c="2"/>6 <text:s text:c="2"/>│ <text:s/>5 <text:s/>│ <text:s/>8 <text:s/>│</text:span></text:p>
      <text:p text:style-name="P22"><text:span text:style-name="T9">│ <text:s text:c="2"/>7 <text:s text:c="2"/>│ <text:s/>6 <text:s/>│ <text:s/>8 <text:s/>│</text:span></text:p>
      <text:p text:style-name="P22"><text:span text:style-name="T9">│ <text:s text:c="2"/>8 <text:s text:c="2"/>│ <text:s/>2 <text:s/>│ <text:s/>5 <text:s/>│</text:span></text:p>
      <text:p text:style-name="P22"><text:span text:style-name="T9">│ <text:s text:c="2"/>9 <text:s text:c="2"/>│ <text:s/>1 <text:s/>│ <text:s/>5 <text:s/>│</text:span></text:p>
      <text:p text:style-name="P22"><text:span text:style-name="T9">│ <text:s/>10 <text:s text:c="2"/>│ <text:s/>5 <text:s/>│ <text:s/>6 <text:s/>│</text:span></text:p>
      <text:p text:style-name="P22"><text:span text:style-name="T9">│ <text:s/>11 <text:s text:c="2"/>│ <text:s/>7 <text:s/>│ <text:s/>8 <text:s/>│</text:span></text:p>
      <text:p text:style-name="P22"><text:span text:style-name="T9">│ <text:s/>12 <text:s text:c="2"/>│ <text:s/>4 <text:s/>│ <text:s/>8 <text:s/>│</text:span></text:p>
      <text:p text:style-name="P22"><text:span text:style-name="T9">│ <text:s/>13 <text:s text:c="2"/>│ <text:s/>3 <text:s/>│ <text:s/>4 <text:s/>│</text:span></text:p>
      <text:p text:style-name="P22"><text:span text:style-name="T9">│ <text:s/>14 <text:s text:c="2"/>│ <text:s/>6 <text:s/>│ <text:s/>9 <text:s/>│</text:span></text:p>
      <text:p text:style-name="P22"><text:span text:style-name="T9">│ <text:s/>15 <text:s text:c="2"/>│ <text:s/>7 <text:s/>│ <text:s/>9 <text:s/>│</text:span></text:p>
      <text:p text:style-name="P22"><text:span text:style-name="T9">│ <text:s/>16 <text:s text:c="2"/>│ <text:s/>1 <text:s/>│ <text:s/>9 <text:s/>│</text:span></text:p>
      <text:p text:style-name="P22"><text:span text:style-name="T9">└───────┴─────┴─────┘</text:span></text:p>
      <text:p text:style-name="P22"><text:span text:style-name="T9"><text:s text:c="3"/>СВЯЗНЫЙ СПИСОК</text:span></text:p>
      <text:p text:style-name="P22"><text:span text:style-name="T9">┌──────┬──────┬──────┐</text:span></text:p>
      <text:p text:style-name="P22"><text:span text:style-name="T9">│ <text:s/>N <text:s text:c="2"/>│ INFO │ LINK │</text:span></text:p>
      <text:p text:style-name="P22"><text:span text:style-name="T9">├──────┼──────┼──────┤</text:span></text:p>
      <text:p text:style-name="P22"><text:span text:style-name="T9">│ <text:s text:c="2"/>1 <text:s/>│ <text:s text:c="2"/>0 <text:s/>│ <text:s/>40 <text:s/>│</text:span></text:p>
      <text:p text:style-name="P22"><text:span text:style-name="T9">│ <text:s text:c="2"/>2 <text:s/>│ <text:s text:c="2"/>0 <text:s/>│ <text:s/>24 <text:s/>│</text:span></text:p>
      <text:p text:style-name="P22"><text:span text:style-name="T9">│ <text:s text:c="2"/>3 <text:s/>│ <text:s text:c="2"/>0 <text:s/>│ <text:s/>34 <text:s/>│</text:span></text:p>
      <text:p text:style-name="P22"><text:span text:style-name="T9">│ <text:s text:c="2"/>4 <text:s/>│ <text:s text:c="2"/>0 <text:s/>│ <text:s/>35 <text:s/>│</text:span></text:p>
      <text:p text:style-name="P22"><text:span text:style-name="T9">│ <text:s text:c="2"/>5 <text:s/>│ <text:s text:c="2"/>0 <text:s/>│ <text:s/>28 <text:s/>│</text:span></text:p>
      <text:p text:style-name="P22"><text:span text:style-name="T9">│ <text:s text:c="2"/>6 <text:s/>│ <text:s text:c="2"/>0 <text:s/>│ <text:s/>36 <text:s/>│</text:span></text:p>
      <text:p text:style-name="P22"><text:soft-page-break/><text:span text:style-name="T9">│ <text:s text:c="2"/>7 <text:s/>│ <text:s text:c="2"/>0 <text:s/>│ <text:s/>38 <text:s/>│</text:span></text:p>
      <text:p text:style-name="P22"><text:span text:style-name="T9">│ <text:s text:c="2"/>8 <text:s/>│ <text:s text:c="2"/>0 <text:s/>│ <text:s/>33 <text:s/>│</text:span></text:p>
      <text:p text:style-name="P22"><text:span text:style-name="T9">│ <text:s text:c="2"/>9 <text:s/>│ <text:s text:c="2"/>0 <text:s/>│ <text:s/>41 <text:s/>│</text:span></text:p>
      <text:p text:style-name="P22"><text:span text:style-name="T9">│ <text:s/>10 <text:s/>│ <text:s text:c="2"/>2 <text:s/>│ <text:s text:c="2"/>0 <text:s/>│</text:span></text:p>
      <text:p text:style-name="P22"><text:span text:style-name="T9">│ <text:s/>11 <text:s/>│ <text:s text:c="2"/>1 <text:s/>│ <text:s text:c="2"/>0 <text:s/>│</text:span></text:p>
      <text:p text:style-name="P22"><text:span text:style-name="T9">│ <text:s/>12 <text:s/>│ <text:s text:c="2"/>3 <text:s/>│ <text:s/>10 <text:s/>│</text:span></text:p>
      <text:p text:style-name="P22"><text:span text:style-name="T9">│ <text:s/>13 <text:s/>│ <text:s text:c="2"/>1 <text:s/>│ <text:s text:c="2"/>0 <text:s/>│</text:span></text:p>
      <text:p text:style-name="P22"><text:span text:style-name="T9">│ <text:s/>14 <text:s/>│ <text:s text:c="2"/>3 <text:s/>│ <text:s/>11 <text:s/>│</text:span></text:p>
      <text:p text:style-name="P22"><text:span text:style-name="T9">│ <text:s/>15 <text:s/>│ <text:s text:c="2"/>2 <text:s/>│ <text:s/>13 <text:s/>│</text:span></text:p>
      <text:p text:style-name="P22"><text:span text:style-name="T9">│ <text:s/>16 <text:s/>│ <text:s text:c="2"/>8 <text:s/>│ <text:s/>15 <text:s/>│</text:span></text:p>
      <text:p text:style-name="P22"><text:span text:style-name="T9">│ <text:s/>17 <text:s/>│ <text:s text:c="2"/>3 <text:s/>│ <text:s text:c="2"/>0 <text:s/>│</text:span></text:p>
      <text:p text:style-name="P22"><text:span text:style-name="T9">│ <text:s/>18 <text:s/>│ <text:s text:c="2"/>7 <text:s/>│ <text:s text:c="2"/>0 <text:s/>│</text:span></text:p>
      <text:p text:style-name="P22"><text:span text:style-name="T9">│ <text:s/>19 <text:s/>│ <text:s text:c="2"/>4 <text:s/>│ <text:s text:c="2"/>0 <text:s/>│</text:span></text:p>
      <text:p text:style-name="P22"><text:span text:style-name="T9">│ <text:s/>20 <text:s/>│ <text:s text:c="2"/>8 <text:s/>│ <text:s text:c="2"/>0 <text:s/>│</text:span></text:p>
      <text:p text:style-name="P22"><text:span text:style-name="T9">│ <text:s/>21 <text:s/>│ <text:s text:c="2"/>5 <text:s/>│ <text:s/>17 <text:s/>│</text:span></text:p>
      <text:p text:style-name="P22"><text:span text:style-name="T9">│ <text:s/>22 <text:s/>│ <text:s text:c="2"/>8 <text:s/>│ <text:s text:c="2"/>0 <text:s/>│</text:span></text:p>
      <text:p text:style-name="P22"><text:span text:style-name="T9">│ <text:s/>23 <text:s/>│ <text:s text:c="2"/>6 <text:s/>│ <text:s/>21 <text:s/>│</text:span></text:p>
      <text:p text:style-name="P22"><text:span text:style-name="T9">│ <text:s/>24 <text:s/>│ <text:s text:c="2"/>5 <text:s/>│ <text:s/>14 <text:s/>│</text:span></text:p>
      <text:p text:style-name="P22"><text:span text:style-name="T9">│ <text:s/>25 <text:s/>│ <text:s text:c="2"/>2 <text:s/>│ <text:s/>20 <text:s/>│</text:span></text:p>
      <text:p text:style-name="P22"><text:span text:style-name="T9">│ <text:s/>26 <text:s/>│ <text:s text:c="2"/>5 <text:s/>│ <text:s/>12 <text:s/>│</text:span></text:p>
      <text:p text:style-name="P22"><text:span text:style-name="T9">│ <text:s/>27 <text:s/>│ <text:s text:c="2"/>1 <text:s/>│ <text:s/>25 <text:s/>│</text:span></text:p>
      <text:p text:style-name="P22"><text:span text:style-name="T9">│ <text:s/>28 <text:s/>│ <text:s text:c="2"/>6 <text:s/>│ <text:s/>27 <text:s/>│</text:span></text:p>
      <text:p text:style-name="P22"><text:span text:style-name="T9">│ <text:s/>29 <text:s/>│ <text:s text:c="2"/>5 <text:s/>│ <text:s/>22 <text:s/>│</text:span></text:p>
      <text:p text:style-name="P22"><text:span text:style-name="T9">│ <text:s/>30 <text:s/>│ <text:s text:c="2"/>8 <text:s/>│ <text:s/>19 <text:s/>│</text:span></text:p>
      <text:p text:style-name="P22"><text:span text:style-name="T9">│ <text:s/>31 <text:s/>│ <text:s text:c="2"/>7 <text:s/>│ <text:s/>23 <text:s/>│</text:span></text:p>
      <text:p text:style-name="P22"><text:soft-page-break/><text:span text:style-name="T9">│ <text:s/>32 <text:s/>│ <text:s text:c="2"/>8 <text:s/>│ <text:s/>18 <text:s/>│</text:span></text:p>
      <text:p text:style-name="P22"><text:span text:style-name="T9">│ <text:s/>33 <text:s/>│ <text:s text:c="2"/>4 <text:s/>│ <text:s/>31 <text:s/>│</text:span></text:p>
      <text:p text:style-name="P22"><text:span text:style-name="T9">│ <text:s/>34 <text:s/>│ <text:s text:c="2"/>4 <text:s/>│ <text:s/>16 <text:s/>│</text:span></text:p>
      <text:p text:style-name="P22"><text:span text:style-name="T9">│ <text:s/>35 <text:s/>│ <text:s text:c="2"/>3 <text:s/>│ <text:s/>32 <text:s/>│</text:span></text:p>
      <text:p text:style-name="P22"><text:span text:style-name="T9">│ <text:s/>36 <text:s/>│ <text:s text:c="2"/>9 <text:s/>│ <text:s/>29 <text:s/>│</text:span></text:p>
      <text:p text:style-name="P22"><text:span text:style-name="T9">│ <text:s/>37 <text:s/>│ <text:s text:c="2"/>6 <text:s/>│ <text:s text:c="2"/>0 <text:s/>│</text:span></text:p>
      <text:p text:style-name="P22"><text:span text:style-name="T9">│ <text:s/>38 <text:s/>│ <text:s text:c="2"/>9 <text:s/>│ <text:s/>30 <text:s/>│</text:span></text:p>
      <text:p text:style-name="P22"><text:span text:style-name="T9">│ <text:s/>39 <text:s/>│ <text:s text:c="2"/>7 <text:s/>│ <text:s/>37 <text:s/>│</text:span></text:p>
      <text:p text:style-name="P22"><text:span text:style-name="T9">│ <text:s/>40 <text:s/>│ <text:s text:c="2"/>9 <text:s/>│ <text:s/>26 <text:s/>│</text:span></text:p>
      <text:p text:style-name="P22"><text:span text:style-name="T9">│ <text:s/>41 <text:s/>│ <text:s text:c="2"/>1 <text:s/>│ <text:s/>39 <text:s/>│</text:span></text:p>
      <text:p text:style-name="P22"><text:span text:style-name="T9">└──────┴──────┴──────┘</text:span></text:p>
      <text:p text:style-name="P22"><text:span text:style-name="T9"><text:s/>3 <text:s/>- начальная вершина</text:span></text:p>
      <text:p text:style-name="P22"><text:span text:style-name="T9">ИТЕРАЦИЯ N# <text:s text:c="3"/>1 </text:span></text:p>
      <text:p text:style-name="P22"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pan text:style-name="T9">─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pan text:style-name="T9"><text:s/>3 <text:s/></text:span></text:p>
      <text:p text:style-name="P22"><text:span text:style-name="T9"><text:s/>4 <text:s/></text:span></text:p>
      <text:p text:style-name="P22"><text:span text:style-name="T9">ИТЕРАЦИЯ N# <text:s text:c="3"/>2 </text:span></text:p>
      <text:p text:style-name="P22"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oft-page-break/><text:span text:style-name="T9">─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8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pan text:style-name="T9"><text:s/>3 <text:s text:c="2"/>4 <text:s/></text:span></text:p>
      <text:p text:style-name="P22"><text:span text:style-name="T9"><text:s/>4 <text:s text:c="2"/>8 <text:s/></text:span></text:p>
      <text:p text:style-name="P22"><text:span text:style-name="T9">ИТЕРАЦИЯ N# <text:s text:c="3"/>3 </text:span></text:p>
      <text:p text:style-name="P22"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pan text:style-name="T9">─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8 <text:s text:c="2"/>7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pan text:style-name="T9"><text:s/>3 <text:s text:c="2"/>4 <text:s text:c="2"/>8 <text:s/></text:span></text:p>
      <text:p text:style-name="P22"><text:span text:style-name="T9"><text:s/>4 <text:s text:c="2"/>8 <text:s text:c="2"/>7 <text:s/></text:span></text:p>
      <text:p text:style-name="P22"><text:span text:style-name="T9">ИТЕРАЦИЯ N# <text:s text:c="3"/>4 </text:span></text:p>
      <text:p text:style-name="P22"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pan text:style-name="T9">─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8 <text:s text:c="2"/>7 <text:s text:c="2"/>9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oft-page-break/><text:span text:style-name="T9"><text:s/>3 <text:s text:c="2"/>4 <text:s text:c="2"/>8 <text:s text:c="2"/>7 <text:s/></text:span></text:p>
      <text:p text:style-name="P22"><text:span text:style-name="T9"><text:s/>4 <text:s text:c="2"/>8 <text:s text:c="2"/>7 <text:s text:c="2"/>9 <text:s/></text:span></text:p>
      <text:p text:style-name="P22"><text:span text:style-name="T9">ИТЕРАЦИЯ N# <text:s text:c="3"/>5 </text:span></text:p>
      <text:p text:style-name="P22"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pan text:style-name="T9">─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8 <text:s text:c="2"/>7 <text:s text:c="2"/>9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pan text:style-name="T9"><text:s/>3 <text:s text:c="2"/>4 <text:s text:c="2"/>8 <text:s text:c="2"/>7 <text:s text:c="2"/>9 <text:s/></text:span></text:p>
      <text:p text:style-name="P22"><text:span text:style-name="T9"><text:s/>4 <text:s text:c="2"/>8 <text:s text:c="2"/>7 <text:s text:c="2"/>9 <text:s text:c="2"/>1 <text:s/></text:span></text:p>
      <text:p text:style-name="P22"><text:span text:style-name="T9">ИТЕРАЦИЯ N# <text:s text:c="3"/>6 </text:span></text:p>
      <text:p text:style-name="P22"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pan text:style-name="T9">─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8 <text:s text:c="2"/>7 <text:s text:c="2"/>9 <text:s text:c="2"/>1 <text:s text:c="2"/>5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pan text:style-name="T9"><text:s/>3 <text:s text:c="2"/>4 <text:s text:c="2"/>8 <text:s text:c="2"/>7 <text:s text:c="2"/>9 <text:s text:c="2"/>1 <text:s/></text:span></text:p>
      <text:p text:style-name="P22"><text:span text:style-name="T9"><text:s/>4 <text:s text:c="2"/>8 <text:s text:c="2"/>7 <text:s text:c="2"/>9 <text:s text:c="2"/>1 <text:s text:c="2"/>5 <text:s/></text:span></text:p>
      <text:p text:style-name="P22"><text:span text:style-name="T9">ИТЕРАЦИЯ N# <text:s text:c="3"/>7 </text:span></text:p>
      <text:p text:style-name="P22"><text:span text:style-name="T9"></text:span></text:p>
      <text:p text:style-name="P22"><text:soft-page-break/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pan text:style-name="T9">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8 <text:s text:c="2"/>7 <text:s text:c="2"/>9 <text:s text:c="2"/>1 <text:s text:c="2"/>5 <text:s text:c="2"/>6 <text:s text:c="2"/>0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pan text:style-name="T9"><text:s/>3 <text:s text:c="2"/>4 <text:s text:c="2"/>8 <text:s text:c="2"/>7 <text:s text:c="2"/>9 <text:s text:c="2"/>1 <text:s text:c="2"/>5 <text:s/></text:span></text:p>
      <text:p text:style-name="P22"><text:span text:style-name="T9"><text:s/>4 <text:s text:c="2"/>8 <text:s text:c="2"/>7 <text:s text:c="2"/>9 <text:s text:c="2"/>1 <text:s text:c="2"/>5 <text:s text:c="2"/>6 <text:s/></text:span></text:p>
      <text:p text:style-name="P22"><text:span text:style-name="T9">ИТЕРАЦИЯ N# <text:s text:c="3"/>8 </text:span></text:p>
      <text:p text:style-name="P22"><text:span text:style-name="T9">С <text:s/>О <text:s/>Д <text:s/>Е <text:s/>Р <text:s/>Ж <text:s/>И <text:s/>М <text:s/>О <text:s/>Е <text:s text:c="4"/>С <text:s/>Т <text:s/>Е <text:s/>К <text:s/>А</text:span></text:p>
      <text:p text:style-name="P22"><text:span text:style-name="T9"><text:s/>1 <text:s/>2 <text:s text:c="2"/>3 <text:s text:c="2"/>4 <text:s text:c="2"/>5 <text:s text:c="2"/>6 <text:s text:c="2"/>7 <text:s text:c="2"/>8 <text:s text:c="2"/>9 <text:s/>10 <text:s/>11 <text:s/>12 <text:s/>13 14 <text:s/>15 <text:s/>16 <text:s/>17 <text:s/>18 <text:s/>19 <text:s/>20</text:span></text:p>
      <text:p text:style-name="P22"><text:span text:style-name="T9">──────────────────────────────────────────────────────────────────────────</text:span></text:p>
      <text:p text:style-name="P22"><text:span text:style-name="T9"><text:s/>3 <text:s/>4 <text:s text:c="2"/>8 <text:s text:c="2"/>7 <text:s text:c="2"/>9 <text:s text:c="2"/>1 <text:s text:c="2"/>5 <text:s text:c="2"/>6 <text:s text:c="2"/>2 <text:s text:c="2"/>0 <text:s text:c="2"/>0 <text:s text:c="2"/>0 <text:s text:c="2"/>0 <text:s text:c="2"/>0 <text:s text:c="2"/>0 <text:s text:c="2"/>0 <text:s text:c="2"/>0 <text:s text:c="2"/>0 <text:s text:c="2"/>0 <text:s text:c="2"/>0 <text:s/></text:span></text:p>
      <text:p text:style-name="P22"><text:span text:style-name="T9">Р Е Б Р А <text:s text:c="3"/>О С Т О В Н О Г О <text:s text:c="3"/>Д Е Р Е В А</text:span></text:p>
      <text:p text:style-name="P22"><text:span text:style-name="T9"><text:s/>1 <text:s text:c="3"/>2 <text:s text:c="2"/>3 <text:s text:c="2"/>4 <text:s text:c="2"/>5 <text:s text:c="2"/>6 <text:s text:c="2"/>7 <text:s text:c="2"/>8 <text:s text:c="2"/>9 <text:s text:c="2"/>10</text:span></text:p>
      <text:p text:style-name="P22"><text:span text:style-name="T9">────────────────────────────────────────</text:span></text:p>
      <text:p text:style-name="P22"><text:span text:style-name="T9"><text:s/>3 <text:s text:c="2"/>4 <text:s text:c="2"/>8 <text:s text:c="2"/>7 <text:s text:c="2"/>9 <text:s text:c="2"/>1 <text:s text:c="2"/>5 <text:s text:c="2"/>5 <text:s/></text:span></text:p>
      <text:p text:style-name="P22"><text:span text:style-name="T9"><text:s/>4 <text:s text:c="2"/>8 <text:s text:c="2"/>7 <text:s text:c="2"/>9 <text:s text:c="2"/>1 <text:s text:c="2"/>5 <text:s text:c="2"/>6 <text:s text:c="2"/>2 <text:s/></text:span></text:p>
      <text:p text:style-name="P22"><text:span text:style-name="T9"><text:s/>8 <text:s/>-количество ребер остовного дерева</text:span></text:p>
      <text:p text:style-name="P22"><text:span text:style-name="T9">РЕБРА ОСТОВНОГО ДЕРЕВА</text:span></text:p>
      <text:p text:style-name="P22"><text:span text:style-name="T9">┌─────┬─────┐</text:span></text:p>
      <text:p text:style-name="P22"><text:span text:style-name="T9">│ ОТ <text:s/>│ ДО <text:s/>│</text:span></text:p>
      <text:p text:style-name="P22"><text:span text:style-name="T9">├─────┼─────┤</text:span></text:p>
      <text:p text:style-name="P22"><text:span text:style-name="T9">│ <text:s/>3 <text:s/>│ <text:s/>4 <text:s/>│</text:span></text:p>
      <text:p text:style-name="P22"><text:soft-page-break/><text:span text:style-name="T9">│ <text:s/>4 <text:s/>│ <text:s/>8 <text:s/>│</text:span></text:p>
      <text:p text:style-name="P22"><text:span text:style-name="T9">│ <text:s/>8 <text:s/>│ <text:s/>7 <text:s/>│</text:span></text:p>
      <text:p text:style-name="P22"><text:span text:style-name="T9">│ <text:s/>7 <text:s/>│ <text:s/>9 <text:s/>│</text:span></text:p>
      <text:p text:style-name="P22"><text:span text:style-name="T9">│ <text:s/>9 <text:s/>│ <text:s/>1 <text:s/>│</text:span></text:p>
      <text:p text:style-name="P22"><text:span text:style-name="T9">│ <text:s/>1 <text:s/>│ <text:s/>5 <text:s/>│</text:span></text:p>
      <text:p text:style-name="P22"><text:span text:style-name="T9">│ <text:s/>5 <text:s/>│ <text:s/>6 <text:s/>│</text:span></text:p>
      <text:p text:style-name="P22"><text:span text:style-name="T9">│ <text:s/>5 <text:s/>│ <text:s/>2 <text:s/>│</text:span></text:p>
      <text:p text:style-name="P22"><text:span text:style-name="T9">└─────┴─────┘</text:span></text:p>
      <text:p text:style-name="P23"><text:span text:style-name="T8"><text:s text:c="9"/>О С Н О В Ы <text:s text:c="3"/>Т Е О Р И И <text:s text:c="3"/>А Л Г О Р И Т М О В</text:span></text:p>
      <text:p text:style-name="P22"><text:span text:style-name="T9"><text:s text:c="9"/>Л А Б О Р А Т О Р Н А Я <text:s text:c="3"/>Р А Б О Т А <text:s text:c="3"/>N# 10 б</text:span></text:p>
      <text:p text:style-name="P22"><text:span text:style-name="T9">************* <text:s text:c="6"/>ПОИСК НА ГРАФЕ В ШИРИНУ <text:s text:c="7"/>****************</text:span></text:p>
      <text:p text:style-name="P22"><text:span text:style-name="T9">* * * * * * * * * * * * * * * * * * * * * * * * * * * * * * * * * *</text:span></text:p>
      <text:p text:style-name="P22"><text:span text:style-name="T9"><text:s text:c="5"/>ПРОГРАММА НАХОДИТ ОСТОВНОЕ ДЕРЕВО В НЕВЗВЕШЕННОЙ СЕТИ</text:span></text:p>
      <text:p text:style-name="P22"><text:span text:style-name="T9">Список узлов сети с параметрами</text:span></text:p>
      <text:p text:style-name="P22"><text:span text:style-name="T9"><text:s/>9 <text:s/>-количество вершин</text:span></text:p>
      <text:p text:style-name="P22"><text:span text:style-name="T9">Список линий связи с параметрами</text:span></text:p>
      <text:p text:style-name="P22"><text:span text:style-name="T9"><text:s/>14 <text:s/>-число ребер исходного графа</text:span></text:p>
      <text:p text:style-name="P22"><text:span text:style-name="T9">┌───────┬─────┬─────┐</text:span></text:p>
      <text:p text:style-name="P22"><text:span text:style-name="T9">│N ребра│ ОТ <text:s/>│ ДО <text:s/>│</text:span></text:p>
      <text:p text:style-name="P22"><text:span text:style-name="T9">├───────┼─────┼─────┤</text:span></text:p>
      <text:p text:style-name="P22"><text:span text:style-name="T9">│ <text:s text:c="2"/>1 <text:s text:c="2"/>│ <text:s/>1 <text:s/>│ <text:s/>4 <text:s/>│</text:span></text:p>
      <text:p text:style-name="P22"><text:span text:style-name="T9">│ <text:s text:c="2"/>2 <text:s text:c="2"/>│ <text:s/>1 <text:s/>│ <text:s/>5 <text:s/>│</text:span></text:p>
      <text:p text:style-name="P22"><text:span text:style-name="T9">│ <text:s text:c="2"/>3 <text:s text:c="2"/>│ <text:s/>1 <text:s/>│ <text:s/>3 <text:s/>│</text:span></text:p>
      <text:p text:style-name="P22"><text:span text:style-name="T9">│ <text:s text:c="2"/>4 <text:s text:c="2"/>│ <text:s/>2 <text:s/>│ <text:s/>7 <text:s/>│</text:span></text:p>
      <text:p text:style-name="P22"><text:span text:style-name="T9">│ <text:s text:c="2"/>5 <text:s text:c="2"/>│ <text:s/>3 <text:s/>│ <text:s/>7 <text:s/>│</text:span></text:p>
      <text:p text:style-name="P22"><text:span text:style-name="T9">│ <text:s text:c="2"/>6 <text:s text:c="2"/>│ <text:s/>3 <text:s/>│ <text:s/>5 <text:s/>│</text:span></text:p>
      <text:p text:style-name="P22"><text:span text:style-name="T9">│ <text:s text:c="2"/>7 <text:s text:c="2"/>│ <text:s/>4 <text:s/>│ <text:s/>5 <text:s/>│</text:span></text:p>
      <text:p text:style-name="P22"><text:span text:style-name="T9">│ <text:s text:c="2"/>8 <text:s text:c="2"/>│ <text:s/>4 <text:s/>│ <text:s/>6 <text:s/>│</text:span></text:p>
      <text:p text:style-name="P22"><text:span text:style-name="T9">│ <text:s text:c="2"/>9 <text:s text:c="2"/>│ <text:s/>2 <text:s/>│ <text:s/>6 <text:s/>│</text:span></text:p>
      <text:p text:style-name="P22"><text:span text:style-name="T9">│ <text:s/>10 <text:s text:c="2"/>│ <text:s/>2 <text:s/>│ <text:s/>5 <text:s/>│</text:span></text:p>
      <text:p text:style-name="P22"><text:span text:style-name="T9">│ <text:s/>11 <text:s text:c="2"/>│ <text:s/>2 <text:s/>│ <text:s/>9 <text:s/>│</text:span></text:p>
      <text:p text:style-name="P22"><text:span text:style-name="T9">│ <text:s/>12 <text:s text:c="2"/>│ <text:s/>7 <text:s/>│ <text:s/>9 <text:s/>│</text:span></text:p>
      <text:p text:style-name="P22"><text:span text:style-name="T9">│ <text:s/>13 <text:s text:c="2"/>│ <text:s/>8 <text:s/>│ <text:s/>9 <text:s/>│</text:span></text:p>
      <text:p text:style-name="P22"><text:soft-page-break/><text:span text:style-name="T9">│ <text:s/>14 <text:s text:c="2"/>│ <text:s/>2 <text:s/>│ <text:s/>8 <text:s/>│</text:span></text:p>
      <text:p text:style-name="P22"><text:span text:style-name="T9">└───────┴─────┴─────┘</text:span></text:p>
      <text:p text:style-name="P22"><text:span text:style-name="T9">СВЯЗНЫЙ СПИСОК</text:span></text:p>
      <text:p text:style-name="P22"><text:span text:style-name="T9">┌──────┬──────┬──────┐</text:span></text:p>
      <text:p text:style-name="P22"><text:span text:style-name="T9">│ <text:s/>N <text:s text:c="2"/>│ INFO │ LINK │</text:span></text:p>
      <text:p text:style-name="P22"><text:span text:style-name="T9">├──────┼──────┼──────┤</text:span></text:p>
      <text:p text:style-name="P22"><text:span text:style-name="T9">│ <text:s text:c="2"/>1 <text:s/>│ <text:s text:c="2"/>0 <text:s/>│ <text:s/>14 <text:s/>│</text:span></text:p>
      <text:p text:style-name="P22"><text:span text:style-name="T9">│ <text:s text:c="2"/>2 <text:s/>│ <text:s text:c="2"/>0 <text:s/>│ <text:s/>30 <text:s/>│</text:span></text:p>
      <text:p text:style-name="P22"><text:span text:style-name="T9">│ <text:s text:c="2"/>3 <text:s/>│ <text:s text:c="2"/>0 <text:s/>│ <text:s/>20 <text:s/>│</text:span></text:p>
      <text:p text:style-name="P22"><text:span text:style-name="T9">│ <text:s text:c="2"/>4 <text:s/>│ <text:s text:c="2"/>0 <text:s/>│ <text:s/>24 <text:s/>│</text:span></text:p>
      <text:p text:style-name="P22"><text:span text:style-name="T9">│ <text:s text:c="2"/>5 <text:s/>│ <text:s text:c="2"/>0 <text:s/>│ <text:s/>29 <text:s/>│</text:span></text:p>
      <text:p text:style-name="P22"><text:span text:style-name="T9">│ <text:s text:c="2"/>6 <text:s/>│ <text:s text:c="2"/>0 <text:s/>│ <text:s/>27 <text:s/>│</text:span></text:p>
      <text:p text:style-name="P22"><text:span text:style-name="T9">│ <text:s text:c="2"/>7 <text:s/>│ <text:s text:c="2"/>0 <text:s/>│ <text:s/>32 <text:s/>│</text:span></text:p>
      <text:p text:style-name="P22"><text:span text:style-name="T9">│ <text:s text:c="2"/>8 <text:s/>│ <text:s text:c="2"/>0 <text:s/>│ <text:s/>37 <text:s/>│</text:span></text:p>
      <text:p text:style-name="P22"><text:span text:style-name="T9">│ <text:s text:c="2"/>9 <text:s/>│ <text:s text:c="2"/>0 <text:s/>│ <text:s/>35 <text:s/>│</text:span></text:p>
      <text:p text:style-name="P22"><text:span text:style-name="T9">│ <text:s/>10 <text:s/>│ <text:s text:c="2"/>4 <text:s/>│ <text:s text:c="2"/>0 <text:s/>│</text:span></text:p>
      <text:p text:style-name="P22"><text:span text:style-name="T9">│ <text:s/>11 <text:s/>│ <text:s text:c="2"/>9 <text:s/>│ <text:s text:c="2"/>0 <text:s/>│</text:span></text:p>
      <text:p text:style-name="P22"><text:span text:style-name="T9">│ <text:s/>12 <text:s/>│ <text:s text:c="2"/>5 <text:s/>│ <text:s text:c="2"/>0 <text:s/>│</text:span></text:p>
      <text:p text:style-name="P22"><text:span text:style-name="T9">│ <text:s/>13 <text:s/>│ <text:s text:c="2"/>8 <text:s/>│ <text:s text:c="2"/>0 <text:s/>│</text:span></text:p>
      <text:p text:style-name="P22"><text:span text:style-name="T9">│ <text:s/>14 <text:s/>│ <text:s text:c="2"/>3 <text:s/>│ <text:s/>34 <text:s/>│</text:span></text:p>
      <text:p text:style-name="P22"><text:span text:style-name="T9">│ <text:s/>15 <text:s/>│ <text:s text:c="2"/>1 <text:s/>│ <text:s text:c="2"/>0 <text:s/>│</text:span></text:p>
      <text:p text:style-name="P22"><text:span text:style-name="T9">│ <text:s/>16 <text:s/>│ <text:s text:c="2"/>7 <text:s/>│ <text:s text:c="2"/>0 <text:s/>│</text:span></text:p>
      <text:p text:style-name="P22"><text:span text:style-name="T9">│ <text:s/>17 <text:s/>│ <text:s text:c="2"/>2 <text:s/>│ <text:s text:c="2"/>0 <text:s/>│</text:span></text:p>
      <text:p text:style-name="P22"><text:span text:style-name="T9">│ <text:s/>18 <text:s/>│ <text:s text:c="2"/>7 <text:s/>│ <text:s/>15 <text:s/>│</text:span></text:p>
      <text:p text:style-name="P22"><text:span text:style-name="T9">│ <text:s/>19 <text:s/>│ <text:s text:c="2"/>3 <text:s/>│ <text:s/>17 <text:s/>│</text:span></text:p>
      <text:p text:style-name="P22"><text:soft-page-break/><text:span text:style-name="T9">│ <text:s/>20 <text:s/>│ <text:s text:c="2"/>5 <text:s/>│ <text:s/>18 <text:s/>│</text:span></text:p>
      <text:p text:style-name="P22"><text:span text:style-name="T9">│ <text:s/>21 <text:s/>│ <text:s text:c="2"/>3 <text:s/>│ <text:s/>13 <text:s/>│</text:span></text:p>
      <text:p text:style-name="P22"><text:span text:style-name="T9">│ <text:s/>22 <text:s/>│ <text:s text:c="2"/>5 <text:s/>│ <text:s/>11 <text:s/>│</text:span></text:p>
      <text:p text:style-name="P22"><text:span text:style-name="T9">│ <text:s/>23 <text:s/>│ <text:s text:c="2"/>4 <text:s/>│ <text:s/>21 <text:s/>│</text:span></text:p>
      <text:p text:style-name="P22"><text:span text:style-name="T9">│ <text:s/>24 <text:s/>│ <text:s text:c="2"/>6 <text:s/>│ <text:s/>22 <text:s/>│</text:span></text:p>
      <text:p text:style-name="P22"><text:span text:style-name="T9">│ <text:s/>25 <text:s/>│ <text:s text:c="2"/>4 <text:s/>│ <text:s text:c="2"/>0 <text:s/>│</text:span></text:p>
      <text:p text:style-name="P22"><text:span text:style-name="T9">│ <text:s/>26 <text:s/>│ <text:s text:c="2"/>6 <text:s/>│ <text:s/>16 <text:s/>│</text:span></text:p>
      <text:p text:style-name="P22"><text:span text:style-name="T9">│ <text:s/>27 <text:s/>│ <text:s text:c="2"/>2 <text:s/>│ <text:s/>25 <text:s/>│</text:span></text:p>
      <text:p text:style-name="P22"><text:span text:style-name="T9">│ <text:s/>28 <text:s/>│ <text:s text:c="2"/>5 <text:s/>│ <text:s/>26 <text:s/>│</text:span></text:p>
      <text:p text:style-name="P22"><text:span text:style-name="T9">│ <text:s/>29 <text:s/>│ <text:s text:c="2"/>2 <text:s/>│ <text:s/>23 <text:s/>│</text:span></text:p>
      <text:p text:style-name="P22"><text:span text:style-name="T9">│ <text:s/>30 <text:s/>│ <text:s text:c="2"/>9 <text:s/>│ <text:s/>36 <text:s/>│</text:span></text:p>
      <text:p text:style-name="P22"><text:span text:style-name="T9">│ <text:s/>31 <text:s/>│ <text:s text:c="2"/>2 <text:s/>│ <text:s/>10 <text:s/>│</text:span></text:p>
      <text:p text:style-name="P22"><text:span text:style-name="T9">│ <text:s/>32 <text:s/>│ <text:s text:c="2"/>9 <text:s/>│ <text:s/>19 <text:s/>│</text:span></text:p>
      <text:p text:style-name="P22"><text:span text:style-name="T9">│ <text:s/>33 <text:s/>│ <text:s text:c="2"/>7 <text:s/>│ <text:s/>31 <text:s/>│</text:span></text:p>
      <text:p text:style-name="P22"><text:span text:style-name="T9">│ <text:s/>34 <text:s/>│ <text:s text:c="2"/>9 <text:s/>│ <text:s text:c="2"/>0 <text:s/>│</text:span></text:p>
      <text:p text:style-name="P22"><text:span text:style-name="T9">│ <text:s/>35 <text:s/>│ <text:s/>14 <text:s/>│ <text:s/>33 <text:s/>│</text:span></text:p>
      <text:p text:style-name="P22"><text:span text:style-name="T9">│ <text:s/>36 <text:s/>│ <text:s text:c="2"/>8 <text:s/>│ <text:s/>28 <text:s/>│</text:span></text:p>
      <text:p text:style-name="P22"><text:span text:style-name="T9">│ <text:s/>37 <text:s/>│ <text:s/>30 <text:s/>│ <text:s/>12 <text:s/>│</text:span></text:p>
      <text:p text:style-name="P22"><text:span text:style-name="T9">└──────┴──────┴──────┘</text:span></text:p>
      <text:p text:style-name="P22"><text:span text:style-name="T9"><text:s/>1 <text:s/>- начальная вершина</text:span></text:p>
      <text:p text:style-name="P22"><text:span text:style-name="T9">Итерация N# <text:s/>1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oft-page-break/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0 <text:s text:c="6"/>│ <text:s text:c="5"/>( 2 <text:s text:c="3"/>0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0 <text:s text:c="8"/>│ <text:s text:c="6"/>3 <text:s text:c="2"/>0 <text:s text:c="6"/>│ <text:s text:c="5"/>( 4 <text:s text:c="3"/>0) <text:s text:c="4"/>│</text:span></text:p>
      <text:p text:style-name="P22"><text:span text:style-name="T9">│ <text:s text:c="8"/>0 <text:s text:c="8"/>│ <text:s text:c="6"/>4 <text:s text:c="2"/>0 <text:s text:c="6"/>│ <text:s text:c="5"/>( 5 <text:s text:c="3"/>0) <text:s text:c="4"/>│</text:span></text:p>
      <text:p text:style-name="P22"><text:span text:style-name="T9">│ <text:s text:c="8"/>0 <text:s text:c="8"/>│ <text:s text:c="6"/>5 <text:s text:c="2"/>0 <text:s text:c="6"/>│ <text:s text:c="5"/>( 6 <text:s text:c="3"/>0) <text:s text:c="4"/>│</text:span></text:p>
      <text:p text:style-name="P22"><text:span text:style-name="T9">│ <text:s text:c="8"/>0 <text:s text:c="8"/>│ <text:s text:c="6"/>6 <text:s text:c="2"/>0 <text:s text:c="6"/>│ <text:s text:c="5"/>( 7 <text:s text:c="3"/>0) <text:s text:c="4"/>│</text:span></text:p>
      <text:p text:style-name="P22"><text:span text:style-name="T9">│ <text:s text:c="8"/>0 <text:s text:c="8"/>│ <text:s text:c="6"/>7 <text:s text:c="2"/>0 <text:s text:c="6"/>│ <text:s text:c="5"/>( 8 <text:s text:c="3"/>0) <text:s text:c="4"/>│</text:span></text:p>
      <text:p text:style-name="P22"><text:span text:style-name="T9">│ <text:s text:c="8"/>0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2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0 <text:s text:c="6"/>│ <text:s text:c="5"/>( 2 <text:s text:c="3"/>0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0 <text:s text:c="6"/>│ <text:s text:c="5"/>( 4 <text:s text:c="3"/>0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8"/>0 <text:s text:c="8"/>│ <text:s text:c="6"/>5 <text:s text:c="2"/>0 <text:s text:c="6"/>│ <text:s text:c="5"/>( 6 <text:s text:c="3"/>0) <text:s text:c="4"/>│</text:span></text:p>
      <text:p text:style-name="P22"><text:span text:style-name="T9">│ <text:s text:c="8"/>0 <text:s text:c="8"/>│ <text:s text:c="6"/>6 <text:s text:c="2"/>4 <text:s text:c="6"/>│ <text:s text:c="5"/>( 7 <text:s text:c="3"/>3) <text:s text:c="4"/>│</text:span></text:p>
      <text:p text:style-name="P22"><text:span text:style-name="T9">│ <text:s text:c="8"/>0 <text:s text:c="8"/>│ <text:s text:c="6"/>7 <text:s text:c="2"/>0 <text:s text:c="6"/>│ <text:s text:c="5"/>( 8 <text:s text:c="3"/>0) <text:s text:c="4"/>│</text:span></text:p>
      <text:p text:style-name="P22"><text:span text:style-name="T9">│ <text:s text:c="8"/>0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oft-page-break/><text:span text:style-name="T9">Итерация N# <text:s/>3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7"/>14 <text:s text:c="8"/>│ <text:s text:c="6"/>5 <text:s text:c="2"/>0 <text:s text:c="6"/>│ <text:s text:c="5"/>( 6 <text:s text:c="3"/>0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0 <text:s text:c="6"/>│ <text:s text:c="5"/>( 8 <text:s text:c="3"/>0) <text:s text:c="4"/>│</text:span></text:p>
      <text:p text:style-name="P22"><text:span text:style-name="T9">│ <text:s text:c="8"/>0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4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oft-page-break/><text:span text:style-name="T9">│ <text:s text:c="7"/>14 <text:s text:c="8"/>│ <text:s text:c="6"/>5 <text:s text:c="2"/>0 <text:s text:c="6"/>│ <text:s text:c="5"/>( 6 <text:s text:c="3"/>0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5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7"/>14 <text:s text:c="8"/>│ <text:s text:c="6"/>5 <text:s text:c="2"/>0 <text:s text:c="6"/>│ <text:s text:c="5"/>( 6 <text:s text:c="3"/>0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6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oft-page-break/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7"/>14 <text:s text:c="8"/>│ <text:s text:c="6"/>5 <text:s text:c="2"/>0 <text:s text:c="6"/>│ <text:s text:c="5"/>( 6 <text:s text:c="3"/>0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7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7"/>14 <text:s text:c="8"/>│ <text:s text:c="6"/>5 <text:s text:c="2"/>9 <text:s text:c="6"/>│ <text:s text:c="5"/>( 6 <text:s text:c="3"/>2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oft-page-break/><text:span text:style-name="T9">Итерация N# <text:s/>8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7"/>14 <text:s text:c="8"/>│ <text:s text:c="6"/>5 <text:s text:c="2"/>9 <text:s text:c="6"/>│ <text:s text:c="5"/>( 6 <text:s text:c="3"/>2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9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oft-page-break/><text:span text:style-name="T9">│ <text:s text:c="7"/>14 <text:s text:c="8"/>│ <text:s text:c="6"/>5 <text:s text:c="2"/>9 <text:s text:c="6"/>│ <text:s text:c="5"/>( 6 <text:s text:c="3"/>2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10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7"/>14 <text:s text:c="8"/>│ <text:s text:c="6"/>5 <text:s text:c="2"/>9 <text:s text:c="6"/>│ <text:s text:c="5"/>( 6 <text:s text:c="3"/>2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</text:span></text:p>
      <text:p text:style-name="P22"><text:span text:style-name="T9">Итерация N# <text:s/>11 </text:span></text:p>
      <text:p text:style-name="P22"><text:span text:style-name="T9">┌───────────────────┬───────────────────┬────────────────────┐ </text:span></text:p>
      <text:p text:style-name="P22"><text:span text:style-name="T9">│Вершину, которую <text:s text:c="2"/>│ номер вершины и <text:s text:c="2"/>│ ребра,занесенные <text:s text:c="2"/>│ </text:span></text:p>
      <text:p text:style-name="P22"><text:span text:style-name="T9">│нужно просмотреть <text:s/>│ порядок ее прос- <text:s/>│ в остовное дерево <text:s/>│ </text:span></text:p>
      <text:p text:style-name="P22"><text:span text:style-name="T9">│впервые <text:s text:c="11"/>│ мотра <text:s text:c="12"/>│ <text:s text:c="19"/>│ </text:span></text:p>
      <text:p text:style-name="P22"><text:soft-page-break/><text:span text:style-name="T9">├───────────────────┼───────────────────┼────────────────────┤ </text:span></text:p>
      <text:p text:style-name="P22"><text:span text:style-name="T9">│ <text:s text:c="8"/>3 <text:s text:c="8"/>│ <text:s text:c="6"/>1 <text:s text:c="2"/>6 <text:s text:c="6"/>│ <text:s text:c="5"/>( 2 <text:s text:c="3"/>9) <text:s text:c="4"/>│</text:span></text:p>
      <text:p text:style-name="P22"><text:span text:style-name="T9">│ <text:s text:c="8"/>9 <text:s text:c="8"/>│ <text:s text:c="6"/>2 <text:s text:c="2"/>1 <text:s text:c="6"/>│ <text:s text:c="5"/>( 3 <text:s text:c="3"/>1) <text:s text:c="4"/>│</text:span></text:p>
      <text:p text:style-name="P22"><text:span text:style-name="T9">│ <text:s text:c="8"/>5 <text:s text:c="8"/>│ <text:s text:c="6"/>3 <text:s text:c="2"/>7 <text:s text:c="6"/>│ <text:s text:c="5"/>( 4 <text:s text:c="3"/>9) <text:s text:c="4"/>│</text:span></text:p>
      <text:p text:style-name="P22"><text:span text:style-name="T9">│ <text:s text:c="8"/>7 <text:s text:c="8"/>│ <text:s text:c="6"/>4 <text:s text:c="2"/>3 <text:s text:c="6"/>│ <text:s text:c="5"/>( 5 <text:s text:c="3"/>3) <text:s text:c="4"/>│</text:span></text:p>
      <text:p text:style-name="P22"><text:span text:style-name="T9">│ <text:s text:c="7"/>14 <text:s text:c="8"/>│ <text:s text:c="6"/>5 <text:s text:c="2"/>9 <text:s text:c="6"/>│ <text:s text:c="5"/>( 6 <text:s text:c="3"/>2) <text:s text:c="4"/>│</text:span></text:p>
      <text:p text:style-name="P22"><text:span text:style-name="T9">│ <text:s text:c="8"/>2 <text:s text:c="8"/>│ <text:s text:c="6"/>6 <text:s text:c="2"/>4 <text:s text:c="6"/>│ <text:s text:c="5"/>( 7 <text:s text:c="3"/>3) <text:s text:c="4"/>│</text:span></text:p>
      <text:p text:style-name="P22"><text:span text:style-name="T9">│ <text:s text:c="8"/>4 <text:s text:c="8"/>│ <text:s text:c="6"/>7 <text:s text:c="2"/>8 <text:s text:c="6"/>│ <text:s text:c="5"/>( 8 <text:s text:c="3"/>5) <text:s text:c="4"/>│</text:span></text:p>
      <text:p text:style-name="P22"><text:span text:style-name="T9">│ <text:s text:c="8"/>8 <text:s text:c="8"/>│ <text:s text:c="6"/>8 <text:s text:c="2"/>2 <text:s text:c="6"/>│ <text:s text:c="5"/>( 9 <text:s text:c="3"/>1) <text:s text:c="4"/>│</text:span></text:p>
      <text:p text:style-name="P22"><text:span text:style-name="T9">└───────────────────┴───────────────────┴────────────────────┘</text:span></text:p>
      <text:p text:style-name="P22"><text:span text:style-name="T9"><text:s/>8 <text:s/>-количество ребер остовного дерева</text:span></text:p>
      <text:p text:style-name="P22"><text:span text:style-name="T9">РЕБРА ОСНОВНОГО ДЕРЕВА</text:span></text:p>
      <text:p text:style-name="P22"><text:span text:style-name="T9">┌─────┬─────┐</text:span></text:p>
      <text:p text:style-name="P22"><text:span text:style-name="T9">│ ОТ <text:s/>│ ДО <text:s/>│</text:span></text:p>
      <text:p text:style-name="P22"><text:span text:style-name="T9">├─────┼─────┤</text:span></text:p>
      <text:p text:style-name="P22"><text:span text:style-name="T9">│ <text:s/>2 <text:s/>│ <text:s/>9 <text:s/>│</text:span></text:p>
      <text:p text:style-name="P22"><text:span text:style-name="T9">│ <text:s/>3 <text:s/>│ <text:s/>1 <text:s/>│</text:span></text:p>
      <text:p text:style-name="P22"><text:span text:style-name="T9">│ <text:s/>4 <text:s/>│ <text:s/>9 <text:s/>│</text:span></text:p>
      <text:p text:style-name="P22"><text:span text:style-name="T9">│ <text:s/>5 <text:s/>│ <text:s/>3 <text:s/>│</text:span></text:p>
      <text:p text:style-name="P22"><text:span text:style-name="T9">│ <text:s/>6 <text:s/>│ <text:s/>2 <text:s/>│</text:span></text:p>
      <text:p text:style-name="P22"><text:span text:style-name="T9">│ <text:s/>7 <text:s/>│ <text:s/>3 <text:s/>│</text:span></text:p>
      <text:p text:style-name="P22"><text:span text:style-name="T9">│ <text:s/>8 <text:s/>│ <text:s/>5 <text:s/>│</text:span></text:p>
      <text:p text:style-name="P22"><text:span text:style-name="T9">│ <text:s/>9 <text:s/>│ <text:s/>1 <text:s/>│</text:span></text:p>
      <text:p text:style-name="P22"><text:span text:style-name="T9">└─────┴─────┘</text:span></text:p>
      <text:p text:style-name="P22"><text:span text:style-name="T9"/></text:p>
      <text:p text:style-name="P24"><text:soft-page-break/><text:span text:style-name="T4">Выводы: </text:span></text:p>
      <text:p text:style-name="P25"><text:span text:style-name="T1">В данной лабораторной работе я изучил метод поиска в глубину на графе, исследовал алгоритм поиска в глубину, стек. Научился использовать данный алгоритм, строить линейный связанный список и остовное дерево графа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Основний_20_текст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left="0.0071in" fo:margin-right="0.0047in" fo:margin-top="0in" fo:margin-bottom="0.1236in" style:contextual-spacing="false" fo:text-align="center" style:justify-single-word="false" fo:keep-together="always" fo:text-indent="-0.0071in" style:auto-text-indent="false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Заголовок" style:family="paragraph" style:parent-style-name="Standard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ий_20_текст" style:display-name="Основний текст" style:family="paragraph" style:parent-style-name="Standard" style:default-outline-level="">
      <style:paragraph-properties fo:margin-top="0in" fo:margin-bottom="0.0972in" style:contextual-spacing="false" fo:line-height="120%"/>
    </style:style>
    <style:style style:name="Розділ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 fo:line-height="100%"/>
      <style:text-properties fo:color="#00000a" style:font-name="Consolas" fo:font-family="Consolas" style:font-family-generic="roman" style:font-pitch="variable" fo:font-size="10.5pt" style:font-size-asian="10.5pt" style:language-asian="en" style:country-asian="US" style:font-name-complex="Calibri1" style:font-family-complex="Calibri" style:font-family-generic-complex="system" style:font-pitch-complex="variable" style:font-size-complex="10.5pt"/>
    </style:style>
    <style:style style:name="Нижній_20_колонтитул" style:display-name="Нижній колонтитул" style:family="paragraph" style:parent-style-name="Standard" style:default-outline-level=""/>
    <style:style style:name="Foot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ListLabel_20_1" style:display-name="ListLabel 1" style:family="text">
      <style:text-properties fo:color="#000000" style:text-position="0% 100%" style:font-name="Times New Roman" fo:font-family="'Times New Roman'" style:font-family-generic="roman" style:font-pitch="variable" fo:font-size="14pt" fo:font-style="normal" fo:background-color="#ffffff" style:font-name-asian="Times New Roman1" style:font-family-asian="'Times New Roman'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"/>
    <style:style style:name="ListLabel_20_2" style:display-name="ListLabel 2" style:family="text">
      <style:text-properties style:text-line-through-style="none" style:text-line-through-type="none" style:text-position="0% 100%" fo:font-size="14pt" fo:font-style="normal" style:text-underline-style="none" fo:font-weight="normal" fo:background-color="#ffffff" style:font-size-asian="14pt" style:font-style-asian="normal" style:font-weight-asian="norm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25in" fo:margin-left="0.9984in"/>
        </style:list-level-properties>
      </text:list-level-style-number>
      <text:list-level-style-number text:level="3" text:style-name="ListLabel_20_2" style:num-format="i">
        <style:list-level-properties text:list-level-position-and-space-mode="label-alignment">
          <style:list-level-label-alignment text:label-followed-by="listtab" fo:text-indent="-0.25in" fo:margin-left="1.4984in"/>
        </style:list-level-properties>
      </text:list-level-style-number>
      <text:list-level-style-number text:level="4" text:style-name="ListLabel_20_2" style:num-format="1">
        <style:list-level-properties text:list-level-position-and-space-mode="label-alignment">
          <style:list-level-label-alignment text:label-followed-by="listtab" fo:text-indent="-0.25in" fo:margin-left="1.9984in"/>
        </style:list-level-properties>
      </text:list-level-style-number>
      <text:list-level-style-number text:level="5" text:style-name="ListLabel_20_2" style:num-format="a">
        <style:list-level-properties text:list-level-position-and-space-mode="label-alignment">
          <style:list-level-label-alignment text:label-followed-by="listtab" fo:text-indent="-0.25in" fo:margin-left="2.4984in"/>
        </style:list-level-properties>
      </text:list-level-style-number>
      <text:list-level-style-number text:level="6" text:style-name="ListLabel_20_2" style:num-format="i">
        <style:list-level-properties text:list-level-position-and-space-mode="label-alignment">
          <style:list-level-label-alignment text:label-followed-by="listtab" fo:text-indent="-0.25in" fo:margin-left="2.9984in"/>
        </style:list-level-properties>
      </text:list-level-style-number>
      <text:list-level-style-number text:level="7" text:style-name="ListLabel_20_2" style:num-format="1">
        <style:list-level-properties text:list-level-position-and-space-mode="label-alignment">
          <style:list-level-label-alignment text:label-followed-by="listtab" fo:text-indent="-0.25in" fo:margin-left="3.4984in"/>
        </style:list-level-properties>
      </text:list-level-style-number>
      <text:list-level-style-number text:level="8" text:style-name="ListLabel_20_2" style:num-format="a">
        <style:list-level-properties text:list-level-position-and-space-mode="label-alignment">
          <style:list-level-label-alignment text:label-followed-by="listtab" fo:text-indent="-0.25in" fo:margin-left="3.9984in"/>
        </style:list-level-properties>
      </text:list-level-style-number>
      <text:list-level-style-number text:level="9" text:style-name="ListLabel_20_2" style:num-format="i">
        <style:list-level-properties text:list-level-position-and-space-mode="label-alignment">
          <style:list-level-label-alignment text:label-followed-by="listtab" fo:text-indent="-0.25in" fo:margin-left="4.4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text-align="end" style:justify-single-word="false"/>
    </style:style>
    <style:style style:name="MP2" style:family="paragraph" style:parent-style-name="Standard">
      <style:paragraph-properties fo:margin-top="0in" fo:margin-bottom="0in" style:contextual-spacing="false"/>
    </style:style>
    <style:page-layout style:name="Mpm1">
      <style:page-layout-properties fo:page-width="8.2681in" fo:page-height="11.6929in" style:num-format="1" style:print-orientation="portrait" fo:margin-top="0.5945in" fo:margin-bottom="0.5in" fo:margin-left="0.7866in" fo:margin-right="0.5898in" style:writing-mode="lr-tb" style:layout-grid-color="#c0c0c0" style:layout-grid-lines="63" style:layout-grid-base-height="0.1591in" style:layout-grid-ruby-height="0.007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165in" fo:margin-left="0in" fo:margin-right="0in" fo:margin-top="0.37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45in" fo:margin-bottom="0.5in" fo:margin-left="0.7866in" fo:margin-right="0.5898in" style:writing-mode="lr-tb" style:layout-grid-color="#c0c0c0" style:layout-grid-lines="63" style:layout-grid-base-height="0.1591in" style:layout-grid-ruby-height="0.007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 </text:p>
        <text:p text:style-name="MP2"><text:s/></text:p>
      </style:footer>
      <style:footer-first>
        <text:p text:style-name="MP1"><text:page-number text:select-page="current">2</text:page-number> </text:p>
        <text:p text:style-name="MP2"><text:s/></text:p>
      </style:footer-first>
    </style:master-page>
    <style:master-page style:name="First_20_Page" style:display-name="First Page" style:page-layout-name="Mpm2" style:next-style-name="Standard">
      <style:footer>
        <text:p text:style-name="Standard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</meta:initial-creator>
    <meta:editing-cycles>10</meta:editing-cycles>
    <meta:creation-date>2014-10-11T16:36:00</meta:creation-date>
    <dc:date>2015-10-21T22:23:32.393247912</dc:date>
    <dc:language>uk-UA</dc:language>
    <meta:editing-duration>PT19M37S</meta:editing-duration>
    <meta:generator>LibreOffice/4.2.8.2$Linux_X86_64 LibreOffice_project/420m0$Build-2</meta:generator>
    <meta:document-statistic meta:table-count="0" meta:image-count="0" meta:object-count="0" meta:page-count="20" meta:paragraph-count="464" meta:word-count="3294" meta:character-count="18918" meta:non-whitespace-character-count="9216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